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150000028F7589F758.png" manifest:media-type="image/png"/>
  <manifest:file-entry manifest:full-path="Pictures/100000010000048B000001F184675853.png" manifest:media-type="image/png"/>
  <manifest:file-entry manifest:full-path="Pictures/10000001000003D1000001F24DE2AC0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Obraz1" text:anchor-type="char" svg:x="-0.034cm" svg:y="0.076cm" svg:width="19.001cm" svg:height="9.564cm" draw:z-index="0"><draw:image xlink:href="Pictures/10000001000005150000028F7589F758.png" xlink:type="simple" xlink:show="embed" xlink:actuate="onLoad" draw:mime-type="image/png"/></draw:frame><draw:frame draw:style-name="fr2" draw:name="Obraz2" text:anchor-type="char" svg:x="-0.064cm" svg:y="9.638cm" svg:width="19.001cm" svg:height="8.119cm" draw:z-index="1"><draw:image xlink:href="Pictures/100000010000048B000001F184675853.png" xlink:type="simple" xlink:show="embed" xlink:actuate="onLoad" draw:mime-type="image/png"/></draw:frame><draw:frame draw:style-name="fr1" draw:name="Obraz3" text:anchor-type="char" svg:x="-0.064cm" svg:y="17.925cm" svg:width="19.001cm" svg:height="9.686cm" draw:z-index="2"><draw:image xlink:href="Pictures/10000001000003D1000001F24DE2AC0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6T10:04:11.818000000</meta:creation-date>
    <dc:date>2024-04-26T12:26:43.268000000</dc:date>
    <meta:editing-duration>PT2H22M31S</meta:editing-duration>
    <meta:editing-cycles>2</meta:editing-cycles>
    <meta:generator>LibreOffice/7.6.5.2$Windows_X86_64 LibreOffice_project/38d5f62f85355c192ef5f1dd47c5c0c0c6d6598b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